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0521in" fo:margin-left="0.0069in" fo:margin-top="0in" fo:margin-bottom="0in" table:align="left" style:writing-mode="lr-tb"/>
    </style:style>
    <style:style style:name="Table1.A" style:family="table-column">
      <style:table-column-properties style:column-width="6.052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3" style:family="table-row">
      <style:table-row-properties style:min-row-height="0.3576in" fo:keep-together="auto"/>
    </style:style>
    <style:style style:name="Table2" style:family="table">
      <style:table-properties style:width="6.0521in" fo:margin-left="0.0069in" fo:margin-top="0in" fo:margin-bottom="0in" table:align="left" style:writing-mode="lr-tb"/>
    </style:style>
    <style:style style:name="Table2.A" style:family="table-column">
      <style:table-column-properties style:column-width="6.0521in"/>
    </style:style>
    <style:style style:name="Table2.1" style:family="table-row">
      <style:table-row-properties style:min-row-height="0.3264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style:min-row-height="0.8056in" fo:keep-together="auto"/>
    </style:style>
    <style:style style:name="Table2.A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margin-top="0in" fo:margin-bottom="0in" style:contextual-spacing="false" fo:line-height="115%" fo:text-align="center" style:justify-single-word="false" style:page-number="1"/>
    </style:style>
    <style:style style:name="P2" style:family="paragraph" style:parent-style-name="Heading_20_1">
      <style:paragraph-properties fo:margin-top="0in" fo:margin-bottom="0.0835in" style:contextual-spacing="false" fo:line-height="115%" fo:text-align="center" style:justify-single-word="false"/>
    </style:style>
    <style:style style:name="P3" style:family="paragraph" style:parent-style-name="normal">
      <style:paragraph-properties fo:line-height="200%"/>
      <style:text-properties style:font-name="Google Sans" fo:font-size="13pt" style:font-name-asian="Google Sans1" style:font-size-asian="13pt" style:font-name-complex="Google Sans1" style:font-size-complex="13pt"/>
    </style:style>
    <style:style style:name="P4" style:family="paragraph" style:parent-style-name="normal">
      <style:paragraph-properties fo:line-height="100%" fo:orphans="0" fo:widows="0"/>
      <style:text-properties style:font-name="Google Sans" fo:font-size="12pt" style:font-name-asian="Google Sans1" style:font-size-asian="12pt" style:font-name-complex="Google Sans1" style:font-size-complex="12pt"/>
    </style:style>
    <style:style style:name="P5" style:family="paragraph" style:parent-style-name="normal">
      <style:paragraph-properties fo:margin-left="0in" fo:margin-right="0in" fo:line-height="100%" fo:orphans="0" fo:widows="0" fo:text-indent="0in" style:auto-text-indent="false"/>
      <style:text-properties style:font-name="Google Sans" fo:font-size="12pt" style:font-name-asian="Google Sans1" style:font-size-asian="12pt" style:font-name-complex="Google Sans1" style:font-size-complex="12pt"/>
    </style:style>
    <style:style style:name="P6" style:family="paragraph" style:parent-style-name="normal">
      <style:paragraph-properties fo:margin-top="0in" fo:margin-bottom="0.139in" style:contextual-spacing="false" fo:line-height="100%"/>
      <style:text-properties style:font-name="Google Sans" style:font-name-asian="Google Sans1" style:font-name-complex="Google Sans1"/>
    </style:style>
    <style:style style:name="P7" style:family="paragraph" style:parent-style-name="normal">
      <style:paragraph-properties fo:line-height="100%" fo:orphans="0" fo:widows="0"/>
    </style:style>
    <style:style style:name="P8" style:family="paragraph" style:parent-style-name="normal">
      <style:paragraph-properties fo:margin-left="0in" fo:margin-right="0in" fo:line-height="100%" fo:orphans="0" fo:widows="0" fo:text-indent="0in" style:auto-text-indent="false"/>
    </style:style>
    <style:style style:name="P9" style:family="paragraph" style:parent-style-name="normal">
      <style:paragraph-properties fo:margin-left="0in" fo:margin-right="0in" fo:line-height="100%" fo:orphans="0" fo:widows="0" fo:text-indent="0in" style:auto-text-indent="false"/>
      <style:text-properties officeooo:paragraph-rsid="0004303e"/>
    </style:style>
    <style:style style:name="P10" style:family="paragraph" style:parent-style-name="normal">
      <style:paragraph-properties fo:line-height="200%"/>
      <style:text-properties fo:color="#38761d" loext:opacity="100%" style:font-name="Google Sans" fo:font-size="13pt" style:font-name-asian="Google Sans1" style:font-size-asian="13pt" style:font-name-complex="Google Sans1" style:font-size-complex="13pt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size="13pt" style:font-name-asian="Google Sans1" style:font-size-asian="13pt" style:font-name-complex="Google Sans1" style:font-size-complex="13pt"/>
    </style:style>
    <style:style style:name="T3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4" style:family="text">
      <style:text-properties style:font-name="Google Sans" fo:font-size="12pt" officeooo:rsid="0004303e" style:font-name-asian="Google Sans1" style:font-size-asian="12pt" style:font-name-complex="Google Sans1" style:font-size-complex="12pt"/>
    </style:style>
    <style:style style:name="T5" style:family="text">
      <style:text-properties style:font-name="Google Sans" fo:font-size="10.5pt" fo:font-weight="normal" officeooo:rsid="0004303e" style:font-name-asian="Google Sans1" style:font-size-asian="10.5pt" style:font-weight-asian="normal" style:font-name-complex="Google Sans1" style:font-size-complex="10.5pt" style:font-weight-complex="normal"/>
    </style:style>
    <style:style style:name="T6" style:family="text">
      <style:text-properties fo:color="#444746" loext:opacity="100%" style:font-name="Google Sans" fo:font-size="10.5pt" style:font-name-asian="Google Sans1" style:font-size-asian="10.5pt" style:font-name-complex="Google Sans1" style:font-size-complex="10.5pt"/>
    </style:style>
    <style:style style:name="T7" style:family="text">
      <style:text-properties fo:color="#444746" loext:opacity="100%" style:font-name="Google Sans" fo:font-size="10.5pt" officeooo:rsid="0004303e" style:font-name-asian="Google Sans1" style:font-size-asian="10.5pt" style:font-name-complex="Google Sans1" style:font-size-complex="10.5pt"/>
    </style:style>
    <style:style style:name="T8" style:family="text">
      <style:text-properties fo:color="#444746" loext:opacity="100%" style:font-name="Google Sans" fo:font-size="10.5pt" officeooo:rsid="0004d5fc" style:font-name-asian="Google Sans1" style:font-size-asian="10.5pt" style:font-name-complex="Google Sans1" style:font-size-complex="10.5pt"/>
    </style:style>
    <style:style style:name="T9" style:family="text">
      <style:text-properties fo:color="#444746" loext:opacity="100%" style:font-name="Google Sans" fo:font-size="12pt" style:font-name-asian="Google Sans1" style:font-size-asian="12pt" style:font-name-complex="Google Sans1" style:font-size-complex="12pt"/>
    </style:style>
    <style:style style:name="T10" style:family="text">
      <style:text-properties fo:color="#444746" loext:opacity="100%" style:font-name="Google Sans" fo:font-size="12pt" officeooo:rsid="0004303e" style:font-name-asian="Google Sans1" style:font-size-asian="12pt" style:font-name-complex="Google Sans1" style:font-size-complex="12pt"/>
    </style:style>
    <style:style style:name="T11" style:family="text">
      <style:text-properties fo:color="#444746" loext:opacity="100%" style:font-name="Google Sans" fo:font-size="12pt" officeooo:rsid="0004d5fc" style:font-name-asian="Google Sans1" style:font-size-asian="12pt" style:font-name-complex="Google Sans1" style:font-size-complex="12pt"/>
    </style:style>
    <style:style style:name="T12" style:family="text">
      <style:text-properties fo:color="#38761d" loext:opacity="100%" style:font-name="Google Sans" fo:font-size="13pt" style:font-name-asian="Google Sans1" style:font-size-asian="13pt" style:font-name-complex="Google Sans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rkogpw759h9x"/><text:span text:style-name="T1">Cybersecurity Incident Report: </text:span><text:span text:style-name="T1"/></text:p>
      <text:p text:style-name="P2"><text:bookmark text:name="_mjm21hvi0jz5"/><text:span text:style-name="T1">Network Traffic Analysis</text:span><text:span text:style-name="T1"/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3">Part 1: Provide a summary of the problem found in the DNS and ICMP </text:span><text:span text:style-name="T3"/></text:p>
            <text:p text:style-name="P7"><text:span text:style-name="T3">traffic log.</text:span><text:span text:style-name="T3"/></text:p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8"><text:span text:style-name="T6">The UDP protocol reveals that: </text:span><text:span text:style-name="T7"><text:s/>dns </text:span><text:span text:style-name="T8">server </text:span><text:span text:style-name="T7">is down or unreachable</text:span><text:span text:style-name="T6"/></text:p>
            <text:p text:style-name="P5"/>
            <text:p text:style-name="P9"><text:span text:style-name="T6">This is based on the results of the network analysis, which show that the ICMP echo reply returned the error message: </text:span><text:span text:style-name="T5">udp <text:s/>port unrreachable</text:span><text:span text:style-name="T6"/></text:p>
            <text:p text:style-name="P9"><text:span text:style-name="T4"><text:s/></text:span><text:span text:style-name="T6"/></text:p>
            <text:p text:style-name="P9"><text:span text:style-name="T6">The port noted in the error message is used for: </text:span><text:span text:style-name="T7">dns</text:span><text:span text:style-name="T3"/></text:p>
            <text:p text:style-name="P5"/>
            <text:p text:style-name="P8"><text:span text:style-name="T6">The most likely issue is:</text:span><text:span text:style-name="T9"> </text:span><text:span text:style-name="T10">dns server not responding</text:span><text:span text:style-name="T3"/></text:p>
            <text:p text:style-name="P5"/>
          </table:table-cell>
        </table:table-row>
        <table:table-row table:style-name="Table1.3">
          <table:covered-table-cell table:style-name="Table1.A2"/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3">Part 2: Explain your analysis of the data and provide at least one cause of the incident.</text:span><text:span text:style-name="T3"/></text:p>
          </table:table-cell>
        </table:table-row>
        <table:table-row table:style-name="Table2.2">
          <table:table-cell table:style-name="Table2.A2" office:value-type="string">
            <text:p text:style-name="P8"><text:span text:style-name="T6">Time incident occurred: 1:24 p.m.,</text:span><text:span text:style-name="T6"/></text:p>
            <text:p text:style-name="P5"/>
            <text:p text:style-name="P8"><text:span text:style-name="T6">Explain how the IT team became aware of the incident: </text:span><text:span text:style-name="T7">consumers of the client weren’t able to access site. And informed </text:span><text:span text:style-name="T8">it team.</text:span><text:span text:style-name="T6"/></text:p>
            <text:p text:style-name="P5"/>
            <text:p text:style-name="P8"><text:span text:style-name="T6">Explain the actions taken by the IT department to investigate the incident: </text:span><text:span text:style-name="T7">Tech tried to connect into </text:span><text:span text:style-name="T8">url on web broswer</text:span><text:span text:style-name="T7"> to see if </text:span><text:span text:style-name="T8">error </text:span><text:span text:style-name="T7">can </text:span><text:span text:style-name="T8">be</text:span><text:span text:style-name="T7"> repeat . Then I opened terminal and ran tcpdump and collected the log.</text:span><text:span text:style-name="T6"/></text:p>
            <text:p text:style-name="P5"/>
            <text:p text:style-name="P8"><text:span text:style-name="T6">Note key findings of the IT department's investigation (i.e., details related to the port affected, DNS server, etc.): <text:s/></text:span><text:span text:style-name="T7">DNS server is either down or port 5</text:span><text:span text:style-name="T8">3 </text:span><text:span text:style-name="T7">is being blocked by the firewall.</text:span><text:span text:style-name="T6"/></text:p>
            <text:p text:style-name="P5"/>
            <text:p text:style-name="P8"><text:span text:style-name="T6">Note a likely cause of the incident:</text:span><text:span text:style-name="T10"> </text:span><text:span text:style-name="T7">DNS server might be down due to DDOS attack </text:span><text:span text:style-name="T8">or improper configuration.</text:span><text:span text:style-name="T3"/></text:p>
          </table:table-cell>
        </table:table-row>
      </table:table>
      <text:p text:style-name="P6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8T03:51:32.991964394</dc:date>
    <meta:editing-duration>PT10H45M49S</meta:editing-duration>
    <meta:editing-cycles>2</meta:editing-cycles>
    <meta:generator>LibreOffice/7.4.7.2$Linux_X86_64 LibreOffice_project/40$Build-2</meta:generator>
    <meta:document-statistic meta:table-count="2" meta:image-count="0" meta:object-count="0" meta:page-count="1" meta:paragraph-count="15" meta:word-count="213" meta:character-count="1206" meta:non-whitespace-character-count="1001"/>
  </office:meta>
</office:document-meta>
</file>